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Pks</text:p>
          </table:table-cell>
          <table:table-cell office:value-type="string" calcext:value-type="string">
            <text:p>[HA]_0</text:p>
          </table:table-cell>
          <table:table-cell office:value-type="string" calcext:value-type="string">
            <text:p>Ph_{Berechnet(1)</text:p>
          </table:table-cell>
          <table:table-cell office:value-type="string" calcext:value-type="string">
            <text:p>Ph_{Berechnet(2)}</text:p>
          </table:table-cell>
          <table:table-cell table:style-name="ce1" office:value-type="string" calcext:value-type="string">
            <text:p>PH_{gemessen}</text:p>
          </table:table-cell>
          <table:table-cell table:style-name="ce1" office:value-type="string" calcext:value-type="string">
            <text:p>[H_3O^+]_{eq}</text:p>
          </table:table-cell>
          <table:table-cell office:value-type="string" calcext:value-type="string">
            <text:p>a_{exp}</text:p>
          </table:table-cell>
          <table:table-cell office:value-type="string" calcext:value-type="string">
            <text:p>[HA]_{eq}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_{ostwald}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1" calcext:value-type="float">
            <text:p>1</text:p>
          </table:table-cell>
          <table:table-cell table:formula="of:=-LOG(SQRT([.$A$6]*[.B3]))" office:value-type="float" office:value="2.38" calcext:value-type="float">
            <text:p>2,38</text:p>
          </table:table-cell>
          <table:table-cell table:formula="of:=-LOG(-([.$A$6]/2)+SQRT(([.$A$6]/2)^2+[.$A$6]*[.B3]))" office:value-type="float" office:value="2.38090521970912" calcext:value-type="float">
            <text:p>2,38090521970912</text:p>
          </table:table-cell>
          <table:table-cell table:style-name="ce1" office:value-type="float" office:value="2.24" calcext:value-type="float">
            <text:p>2,24</text:p>
          </table:table-cell>
          <table:table-cell table:style-name="ce1" table:formula="of:=10^(-[.C3])" office:value-type="float" office:value="0.00416869383470336" calcext:value-type="float">
            <text:p>0,004168693834703</text:p>
          </table:table-cell>
          <table:table-cell table:formula="of:=[.F3]/[.B3]" office:value-type="float" office:value="0.00416869383470336" calcext:value-type="float">
            <text:p>0,004168693834703</text:p>
          </table:table-cell>
          <table:table-cell table:formula="of:=[.B3]-[.F3]" office:value-type="float" office:value="0.995831306165297" calcext:value-type="float">
            <text:p>0,995831306165297</text:p>
          </table:table-cell>
          <table:table-cell table:formula="of:=[.F3]*[.F3]/[.H3]" office:value-type="float" office:value="0.0000174507551428688" calcext:value-type="float">
            <text:p>1,74507551428688E-05</text:p>
          </table:table-cell>
          <table:table-cell table:formula="of:=SQRT([.$A$6]/[.B3])" office:value-type="float" office:value="0.00416869383470336" calcext:value-type="float">
            <text:p>0,004168693834703</text:p>
          </table:table-cell>
          <table:table-cell/>
          <table:table-cell table:formula="of:=ROUND(ABS([.D3]-[.E3]);2)" office:value-type="float" office:value="0.14" calcext:value-type="float">
            <text:p>0,14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-LOG(SQRT([.$A$6]*[.B4]))" office:value-type="float" office:value="2.88" calcext:value-type="float">
            <text:p>2,88</text:p>
          </table:table-cell>
          <table:table-cell table:formula="of:=-LOG(-([.$A$6]/2)+SQRT(([.$A$6]/2)^2+[.$A$6]*[.B4]))" office:value-type="float" office:value="2.88286253740952" calcext:value-type="float">
            <text:p>2,88286253740952</text:p>
          </table:table-cell>
          <table:table-cell table:style-name="ce1" office:value-type="float" office:value="3.35" calcext:value-type="float">
            <text:p>3,35</text:p>
          </table:table-cell>
          <table:table-cell table:style-name="ce1" table:formula="of:=10^(-[.C4])" office:value-type="float" office:value="0.00131825673855641" calcext:value-type="float">
            <text:p>0,001318256738556</text:p>
          </table:table-cell>
          <table:table-cell table:formula="of:=[.F4]/[.B4]" office:value-type="float" office:value="0.0131825673855641" calcext:value-type="float">
            <text:p>0,013182567385564</text:p>
          </table:table-cell>
          <table:table-cell table:formula="of:=[.B4]-[.F4]" office:value-type="float" office:value="0.0986817432614436" calcext:value-type="float">
            <text:p>0,098681743261444</text:p>
          </table:table-cell>
          <table:table-cell table:formula="of:=[.F4]*[.F4]/[.H4]" office:value-type="float" office:value="0.0000176101553470262" calcext:value-type="float">
            <text:p>1,76101553470262E-05</text:p>
          </table:table-cell>
          <table:table-cell table:formula="of:=SQRT([.$A$6]/[.B4])" office:value-type="float" office:value="0.0131825673855641" calcext:value-type="float">
            <text:p>0,013182567385564</text:p>
          </table:table-cell>
          <table:table-cell/>
          <table:table-cell table:formula="of:=ROUND(ABS([.D4]-[.E4]);2)" office:value-type="float" office:value="0.47" calcext:value-type="float">
            <text:p>0,47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0.01" calcext:value-type="float">
            <text:p>0,01</text:p>
          </table:table-cell>
          <table:table-cell table:formula="of:=-LOG(SQRT([.$A$6]*[.B5]))" office:value-type="float" office:value="3.38" calcext:value-type="float">
            <text:p>3,38</text:p>
          </table:table-cell>
          <table:table-cell table:formula="of:=-LOG(-([.$A$6]/2)+SQRT(([.$A$6]/2)^2+[.$A$6]*[.B5]))" office:value-type="float" office:value="3.3890515483186" calcext:value-type="float">
            <text:p>3,3890515483186</text:p>
          </table:table-cell>
          <table:table-cell table:style-name="ce1" office:value-type="float" office:value="3.96" calcext:value-type="float">
            <text:p>3,96</text:p>
          </table:table-cell>
          <table:table-cell table:style-name="ce1" table:formula="of:=10^(-[.C5])" office:value-type="float" office:value="0.000416869383470335" calcext:value-type="float">
            <text:p>0,00041686938347</text:p>
          </table:table-cell>
          <table:table-cell table:formula="of:=[.F5]/[.B5]" office:value-type="float" office:value="0.0416869383470335" calcext:value-type="float">
            <text:p>0,041686938347034</text:p>
          </table:table-cell>
          <table:table-cell table:formula="of:=[.B5]-[.F5]" office:value-type="float" office:value="0.00958313061652967" calcext:value-type="float">
            <text:p>0,00958313061653</text:p>
          </table:table-cell>
          <table:table-cell table:formula="of:=[.F5]*[.F5]/[.H5]" office:value-type="float" office:value="0.0000181339574538606" calcext:value-type="float">
            <text:p>1,81339574538606E-05</text:p>
          </table:table-cell>
          <table:table-cell table:formula="of:=SQRT([.$A$6]/[.B5])" office:value-type="float" office:value="0.0416869383470336" calcext:value-type="float">
            <text:p>0,041686938347034</text:p>
          </table:table-cell>
          <table:table-cell/>
          <table:table-cell table:formula="of:=ROUND(ABS([.D5]-[.E5]);2)" office:value-type="float" office:value="0.57" calcext:value-type="float">
            <text:p>0,57</text:p>
          </table:table-cell>
          <table:table-cell table:style-name="ce1" table:number-columns-repeated="3"/>
        </table:table-row>
        <table:table-row table:style-name="ro1">
          <table:table-cell table:formula="of:=10^(-[.A3])" office:value-type="float" office:value="0.0000173780082874938" calcext:value-type="float">
            <text:p>1,73780082874938E-05</text:p>
          </table:table-cell>
          <table:table-cell office:value-type="float" office:value="0.001" calcext:value-type="float">
            <text:p>0,001</text:p>
          </table:table-cell>
          <table:table-cell table:formula="of:=-LOG(SQRT([.$A$6]*[.B6]))" office:value-type="float" office:value="3.88" calcext:value-type="float">
            <text:p>3,88</text:p>
          </table:table-cell>
          <table:table-cell table:formula="of:=-LOG(-([.$A$6]/2)+SQRT(([.$A$6]/2)^2+[.$A$6]*[.B6]))" office:value-type="float" office:value="3.90860489446604" calcext:value-type="float">
            <text:p>3,90860489446604</text:p>
          </table:table-cell>
          <table:table-cell table:style-name="ce1" office:value-type="float" office:value="4.49" calcext:value-type="float">
            <text:p>4,49</text:p>
          </table:table-cell>
          <table:table-cell table:style-name="ce1" table:formula="of:=10^(-[.C6])" office:value-type="float" office:value="0.000131825673855641" calcext:value-type="float">
            <text:p>0,000131825673856</text:p>
          </table:table-cell>
          <table:table-cell table:formula="of:=[.F6]/[.B6]" office:value-type="float" office:value="0.131825673855641" calcext:value-type="float">
            <text:p>0,131825673855641</text:p>
          </table:table-cell>
          <table:table-cell table:formula="of:=[.B6]-[.F6]" office:value-type="float" office:value="0.000868174326144359" calcext:value-type="float">
            <text:p>0,000868174326144</text:p>
          </table:table-cell>
          <table:table-cell table:formula="of:=[.F6]*[.F6]/[.H6]" office:value-type="float" office:value="0.000020016726784206" calcext:value-type="float">
            <text:p>2,0016726784206E-05</text:p>
          </table:table-cell>
          <table:table-cell table:formula="of:=SQRT([.$A$6]/[.B6])" office:value-type="float" office:value="0.131825673855641" calcext:value-type="float">
            <text:p>0,131825673855641</text:p>
          </table:table-cell>
          <table:table-cell/>
          <table:table-cell table:formula="of:=ROUND(ABS([.D6]-[.E6]);2)" office:value-type="float" office:value="0.58" calcext:value-type="float">
            <text:p>0,58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0.0001" calcext:value-type="float">
            <text:p>0,0001</text:p>
          </table:table-cell>
          <table:table-cell table:formula="of:=-LOG(SQRT([.$A$6]*[.B7]))" office:value-type="float" office:value="4.38" calcext:value-type="float">
            <text:p>4,38</text:p>
          </table:table-cell>
          <table:table-cell table:formula="of:=-LOG(-([.$A$6]/2)+SQRT(([.$A$6]/2)^2+[.$A$6]*[.B7]))" office:value-type="float" office:value="4.46987907360171" calcext:value-type="float">
            <text:p>4,46987907360171</text:p>
          </table:table-cell>
          <table:table-cell table:style-name="ce1" office:value-type="float" office:value="4.57" calcext:value-type="float">
            <text:p>4,57</text:p>
          </table:table-cell>
          <table:table-cell table:style-name="ce1" table:formula="of:=10^(-[.C7])" office:value-type="float" office:value="0.0000416869383470335" calcext:value-type="float">
            <text:p>4,16869383470335E-05</text:p>
          </table:table-cell>
          <table:table-cell table:formula="of:=[.F7]/[.B7]" office:value-type="float" office:value="0.416869383470335" calcext:value-type="float">
            <text:p>0,416869383470335</text:p>
          </table:table-cell>
          <table:table-cell table:formula="of:=[.B7]-[.F7]" office:value-type="float" office:value="0.0000583130616529664" calcext:value-type="float">
            <text:p>5,83130616529664E-05</text:p>
          </table:table-cell>
          <table:table-cell table:formula="of:=[.F7]*[.F7]/[.H7]" office:value-type="float" office:value="0.0000298012277093493" calcext:value-type="float">
            <text:p>2,98012277093493E-05</text:p>
          </table:table-cell>
          <table:table-cell table:formula="of:=SQRT([.$A$6]/[.B7])" office:value-type="float" office:value="0.416869383470336" calcext:value-type="float">
            <text:p>0,416869383470336</text:p>
          </table:table-cell>
          <table:table-cell/>
          <table:table-cell table:formula="of:=ROUND(ABS([.D7]-[.E7]);2)" office:value-type="float" office:value="0.1" calcext:value-type="float">
            <text:p>0,1</text:p>
          </table:table-cell>
          <table:table-cell table:style-name="ce1"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style-name="Default" table:formula="of:=SUM([.L3:.L7])/5" office:value-type="float" office:value="0.372" calcext:value-type="float">
            <text:p>0,372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Säure</text:p>
          </table:table-cell>
          <table:table-cell office:value-type="string" calcext:value-type="string">
            <text:p>Acetat</text:p>
          </table:table-cell>
          <table:table-cell office:value-type="string" calcext:value-type="string">
            <text:p>Beides</text:p>
          </table:table-cell>
          <table:table-cell/>
          <table:table-cell office:value-type="string" calcext:value-type="string">
            <text:p>H2O</text:p>
          </table:table-cell>
          <table:table-cell table:style-name="Default" office:value-type="string" calcext:value-type="string">
            <text:p>Säure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Puffe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2.08" calcext:value-type="float">
            <text:p>2,08</text:p>
          </table:table-cell>
          <table:table-cell office:value-type="float" office:value="8.24" calcext:value-type="float">
            <text:p>8,24</text:p>
          </table:table-cell>
          <table:table-cell office:value-type="float" office:value="4.53" calcext:value-type="float">
            <text:p>4,53</text:p>
          </table:table-cell>
          <table:table-cell office:value-type="float" office:value="0" calcext:value-type="float">
            <text:p>0</text:p>
          </table:table-cell>
          <table:table-cell table:formula="of:=-LOG((0.005*[.$E12])/(0.05+[.$E12]*0.005))" office:value-type="string" office:string-value="" calcext:value-type="error">
            <text:p>Fehler:502</text:p>
          </table:table-cell>
          <table:table-cell table:style-name="Default" table:formula="of:=-LOG((0.005*[.$E12])/(0.05+[.$E12]*0.005))" office:value-type="string" office:string-value="" calcext:value-type="error">
            <text:p>Fehler:502</text:p>
          </table:table-cell>
          <table:table-cell table:style-name="Default" table:formula="of:=-LOG((0.005*[.$E12])/(0.05+[.$E12]*0.005))" office:value-type="string" office:string-value="" calcext:value-type="error">
            <text:p>Fehler:502</text:p>
          </table:table-cell>
          <table:table-cell table:style-name="Default" table:formula="of:=4.76+LOG(1/1)" office:value-type="float" office:value="4.76" calcext:value-type="float">
            <text:p>4,76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formula="of:=ROUND([.I12]; 2)" office:value-type="float" office:value="4.76" calcext:value-type="float">
            <text:p>4,76</text:p>
          </table:table-cell>
          <table:table-cell table:number-columns-repeated="2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.48" calcext:value-type="float">
            <text:p>1,48</text:p>
          </table:table-cell>
          <table:table-cell office:value-type="float" office:value="6.19" calcext:value-type="float">
            <text:p>6,19</text:p>
          </table:table-cell>
          <table:table-cell office:value-type="float" office:value="4.44" calcext:value-type="float">
            <text:p>4,44</text:p>
          </table:table-cell>
          <table:table-cell office:value-type="float" office:value="1" calcext:value-type="float">
            <text:p>1</text:p>
          </table:table-cell>
          <table:table-cell table:formula="of:=-LOG((0.005*[.$E13])/(0.05+[.$E13]*0.005))" office:value-type="float" office:value="1.04139268515823" calcext:value-type="float">
            <text:p>1,04139268515823</text:p>
          </table:table-cell>
          <table:table-cell table:style-name="Default" table:formula="of:=-LOG((0.005*[.$E13])/(0.05+[.$E13]*0.005))" office:value-type="float" office:value="1.04139268515823" calcext:value-type="float">
            <text:p>1,04139268515823</text:p>
          </table:table-cell>
          <table:table-cell table:style-name="Default" table:formula="of:=-LOG((0.005*[.$E13])/(0.05+[.$E13]*0.005))" office:value-type="float" office:value="1.04139268515823" calcext:value-type="float">
            <text:p>1,04139268515823</text:p>
          </table:table-cell>
          <table:table-cell table:style-name="Default" table:formula="of:=4.76+LOG(1.005/0.995)" office:value-type="float" office:value="4.76434298101078" calcext:value-type="float">
            <text:p>4,76434298101078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formula="of:=ROUND([.I13]; 2)" office:value-type="float" office:value="4.76" calcext:value-type="float">
            <text:p>4,76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.27" calcext:value-type="float">
            <text:p>1,27</text:p>
          </table:table-cell>
          <table:table-cell office:value-type="float" office:value="5.82" calcext:value-type="float">
            <text:p>5,82</text:p>
          </table:table-cell>
          <table:table-cell office:value-type="float" office:value="4.38" calcext:value-type="float">
            <text:p>4,38</text:p>
          </table:table-cell>
          <table:table-cell office:value-type="float" office:value="2" calcext:value-type="float">
            <text:p>2</text:p>
          </table:table-cell>
          <table:table-cell table:formula="of:=-LOG((0.005*[.$E14])/(0.05+[.$E14]*0.005))" office:value-type="float" office:value="0.778151250383644" calcext:value-type="float">
            <text:p>0,778151250383644</text:p>
          </table:table-cell>
          <table:table-cell table:style-name="Default" table:formula="of:=-LOG((0.005*[.$E14])/(0.05+[.$E14]*0.005))" office:value-type="float" office:value="0.778151250383644" calcext:value-type="float">
            <text:p>0,778151250383644</text:p>
          </table:table-cell>
          <table:table-cell table:style-name="Default" table:formula="of:=-LOG((0.005*[.$E14])/(0.05+[.$E14]*0.005))" office:value-type="float" office:value="0.778151250383644" calcext:value-type="float">
            <text:p>0,778151250383644</text:p>
          </table:table-cell>
          <table:table-cell table:style-name="Default" table:formula="of:=4.76+LOG(1.01/0.99)" office:value-type="float" office:value="4.76868617918509" calcext:value-type="float">
            <text:p>4,76868617918509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formula="of:=ROUND([.I14]; 2)" office:value-type="float" office:value="4.77" calcext:value-type="float">
            <text:p>4,77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14" calcext:value-type="float">
            <text:p>1,14</text:p>
          </table:table-cell>
          <table:table-cell office:value-type="float" office:value="5.6" calcext:value-type="float">
            <text:p>5,6</text:p>
          </table:table-cell>
          <table:table-cell office:value-type="float" office:value="4.28" calcext:value-type="float">
            <text:p>4,28</text:p>
          </table:table-cell>
          <table:table-cell office:value-type="float" office:value="3" calcext:value-type="float">
            <text:p>3</text:p>
          </table:table-cell>
          <table:table-cell table:formula="of:=-LOG((0.005*[.$E15])/(0.05+[.$E15]*0.005))" office:value-type="float" office:value="0.636822097587174" calcext:value-type="float">
            <text:p>0,636822097587174</text:p>
          </table:table-cell>
          <table:table-cell table:style-name="Default" table:formula="of:=-LOG((0.005*[.$E15])/(0.05+[.$E15]*0.005))" office:value-type="float" office:value="0.636822097587174" calcext:value-type="float">
            <text:p>0,636822097587174</text:p>
          </table:table-cell>
          <table:table-cell table:style-name="Default" table:formula="of:=-LOG((0.005*[.$E15])/(0.05+[.$E15]*0.005))" office:value-type="float" office:value="0.636822097587174" calcext:value-type="float">
            <text:p>0,636822097587174</text:p>
          </table:table-cell>
          <table:table-cell table:style-name="Default" table:formula="of:=4.76+LOG(1.015/0.985)" office:value-type="float" office:value="4.77302981175162" calcext:value-type="float">
            <text:p>4,77302981175162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formula="of:=ROUND([.I15]; 2)" office:value-type="float" office:value="4.77" calcext:value-type="float">
            <text:p>4,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.03" calcext:value-type="float">
            <text:p>1,03</text:p>
          </table:table-cell>
          <table:table-cell office:value-type="float" office:value="5.44" calcext:value-type="float">
            <text:p>5,44</text:p>
          </table:table-cell>
          <table:table-cell office:value-type="float" office:value="4.26" calcext:value-type="float">
            <text:p>4,26</text:p>
          </table:table-cell>
          <table:table-cell office:value-type="float" office:value="4" calcext:value-type="float">
            <text:p>4</text:p>
          </table:table-cell>
          <table:table-cell table:formula="of:=-LOG((0.005*[.$E16])/(0.05+[.$E16]*0.005))" office:value-type="float" office:value="0.544068044350276" calcext:value-type="float">
            <text:p>0,544068044350276</text:p>
          </table:table-cell>
          <table:table-cell table:style-name="Default" table:formula="of:=-LOG((0.005*[.$E16])/(0.05+[.$E16]*0.005))" office:value-type="float" office:value="0.544068044350276" calcext:value-type="float">
            <text:p>0,544068044350276</text:p>
          </table:table-cell>
          <table:table-cell table:style-name="Default" table:formula="of:=-LOG((0.005*[.$E16])/(0.05+[.$E16]*0.005))" office:value-type="float" office:value="0.544068044350276" calcext:value-type="float">
            <text:p>0,544068044350276</text:p>
          </table:table-cell>
          <table:table-cell table:style-name="Default" table:formula="of:=4.76+LOG(1.02/0.98)" office:value-type="float" office:value="4.77737409606942" calcext:value-type="float">
            <text:p>4,77737409606942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formula="of:=ROUND([.I16]; 2)" office:value-type="float" office:value="4.78" calcext:value-type="float">
            <text:p>4,7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-LOG((0.005*[.$E17])/(0.05+[.$E17]*0.005))" office:value-type="string" office:string-value="" calcext:value-type="error">
            <text:p>Fehler:502</text:p>
          </table:table-cell>
          <table:table-cell table:style-name="Default" table:formula="of:=-LOG((0.005*[.$E17])/(0.05+[.$E17]*0.005))" office:value-type="string" office:string-value="" calcext:value-type="error">
            <text:p>Fehler:502</text:p>
          </table:table-cell>
          <table:table-cell table:style-name="Default" table:formula="of:=-LOG((0.005*[.$E17])/(0.05+[.$E17]*0.005))" office:value-type="string" office:string-value="" calcext:value-type="error">
            <text:p>Fehler:502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2" calcext:value-type="float">
            <text:p>2</text:p>
          </table:table-cell>
          <table:table-cell office:value-type="float" office:value="7.58" calcext:value-type="float">
            <text:p>7,5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formula="of:=14-((1/2)*(4.76-LOG((0.005*[.E18])/(0.05+[.E18]*0.005))))" office:value-type="string" office:string-value="" calcext:value-type="error">
            <text:p>Fehler:50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12.97" calcext:value-type="float">
            <text:p>12,97</text:p>
          </table:table-cell>
          <table:table-cell office:value-type="float" office:value="3.27" calcext:value-type="float">
            <text:p>3,27</text:p>
          </table:table-cell>
          <table:table-cell office:value-type="float" office:value="13.02" calcext:value-type="float">
            <text:p>13,02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table:formula="of:=14-((1/2)*(4.76-LOG((0.005*[.E19])/(0.05+[.E19]*0.005))))" office:value-type="float" office:value="11.0993036574209" calcext:value-type="float">
            <text:p>11,099303657420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float" office:value="13.22" calcext:value-type="float">
            <text:p>13,22</text:p>
          </table:table-cell>
          <table:table-cell office:value-type="float" office:value="3.63" calcext:value-type="float">
            <text:p>3,63</text:p>
          </table:table-cell>
          <table:table-cell office:value-type="float" office:value="13.14" calcext:value-type="float">
            <text:p>13,14</text:p>
          </table:table-cell>
          <table:table-cell office:value-type="float" office:value="4.71" calcext:value-type="float">
            <text:p>4,71</text:p>
          </table:table-cell>
          <table:table-cell office:value-type="float" office:value="2" calcext:value-type="float">
            <text:p>2</text:p>
          </table:table-cell>
          <table:table-cell table:formula="of:=14-((1/2)*(4.76-LOG((0.005*[.E20])/(0.05+[.E20]*0.005))))" office:value-type="float" office:value="11.2309243748082" calcext:value-type="float">
            <text:p>11,2309243748082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3.88" calcext:value-type="float">
            <text:p>3,88</text:p>
          </table:table-cell>
          <table:table-cell office:value-type="float" office:value="13.2" calcext:value-type="float">
            <text:p>13,2</text:p>
          </table:table-cell>
          <table:table-cell office:value-type="float" office:value="4.82" calcext:value-type="float">
            <text:p>4,82</text:p>
          </table:table-cell>
          <table:table-cell office:value-type="float" office:value="3" calcext:value-type="float">
            <text:p>3</text:p>
          </table:table-cell>
          <table:table-cell table:formula="of:=14-((1/2)*(4.76-LOG((0.005*[.E21])/(0.05+[.E21]*0.005))))" office:value-type="float" office:value="11.3015889512064" calcext:value-type="float">
            <text:p>11,3015889512064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.35" calcext:value-type="float">
            <text:p>13,35</text:p>
          </table:table-cell>
          <table:table-cell office:value-type="float" office:value="4" calcext:value-type="float">
            <text:p>4</text:p>
          </table:table-cell>
          <table:table-cell office:value-type="float" office:value="13.23" calcext:value-type="float">
            <text:p>13,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4-((1/2)*(4.76-LOG((0.005*[.E22])/(0.05+[.E22]*0.005))))" office:value-type="float" office:value="11.3479659778249" calcext:value-type="float">
            <text:p>11,3479659778249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3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style-name="ce1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.00.0000</text:date>, <text:time style:data-style-name="N2" text:time-value="21:15:07.3844327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06:52.453615673</meta:creation-date>
    <dc:date>2019-01-16T23:55:57.865176154</dc:date>
    <meta:editing-duration>P1DT22H27M59S</meta:editing-duration>
    <meta:editing-cycles>3</meta:editing-cycles>
    <meta:generator>LibreOffice/6.0.6.2$Linux_X86_64 LibreOffice_project/00m0$Build-2</meta:generator>
    <meta:document-statistic meta:table-count="1" meta:cell-count="162" meta:object-count="0"/>
  </office:meta>
</office:document-meta>
</file>